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'Courier New'" style:font-family-generic="modern" style:font-pitch="fixed" fo:font-size="8pt" fo:font-style="normal" fo:text-shadow="none" style:text-underline-style="none" fo:font-weight="normal" style:letter-kerning="true" style:font-family-asian="'MS Gothic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2" draw:layer="layout" svg:width="1.74cm" svg:height="0.433cm" svg:x="1.569cm" svg:y="0.114cm">
            <text:p text:style-name="P1"><text:span text:style-name="T1">keycode</text:span></text:p>
          </draw:rect>
          <draw:rect draw:style-name="gr1" draw:text-style-name="P2" draw:layer="layout" svg:width="1.74cm" svg:height="0.433cm" svg:x="1.571cm" svg:y="0.615cm">
            <text:p text:style-name="P1"><text:span text:style-name="T1">status</text:span></text:p>
          </draw:rect>
          <draw:frame draw:style-name="gr2" draw:text-style-name="P4" draw:layer="layout" svg:width="1.179cm" svg:height="0.569cm" svg:x="0.5cm" svg:y="0.601cm">
            <draw:text-box>
              <text:p text:style-name="P3"><text:span text:style-name="T2">F800</text:span></text:p>
            </draw:text-box>
          </draw:frame>
          <draw:frame draw:style-name="gr2" draw:text-style-name="P4" draw:layer="layout" svg:width="1.179cm" svg:height="0.569cm" svg:x="0.502cm" svg:y="0.101cm">
            <draw:text-box>
              <text:p text:style-name="P3"><text:span text:style-name="T2">F80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.81cm" fo:page-height="1.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eter Desnoyers</meta:initial-creator>
    <meta:creation-date>2011-08-09T20:00:42</meta:creation-date>
    <dc:date>2011-08-09T20:02:05</dc:date>
    <dc:creator>Peter Desnoyers</dc:creator>
    <meta:editing-duration>PT1M24S</meta:editing-duration>
    <meta:editing-cycles>1</meta:editing-cycles>
    <meta:document-statistic meta:object-count="5"/>
    <meta:generator>OpenOffice.org/3.3$Unix OpenOffice.org_project/330m20$Build-9567</meta:generator>
  </office:meta>
</office:document-meta>
</file>